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55cm" fo:min-width="10.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25cm" fo:min-width="10.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.85cm" fo:min-width="10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45cm" fo:min-width="10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249cm" fo:min-width="10.3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color="#ff3333" fo:font-size="48pt" style:font-size-asian="48pt" style:font-size-complex="4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3.2cm" svg:height="1cm" svg:x="14.901cm" svg:y="17.201cm">
          <text:p text:style-name="P1">Primary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cm" svg:x="1.9cm" svg:y="2.5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2cm" svg:height="1cm" svg:x="1.901cm" svg:y="5.8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2cm" svg:height="1cm" svg:x="6.5cm" svg:y="5.8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1cm" svg:x="6.5cm" svg:y="7.7cm">
          <text:p text:style-name="P1">Standby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101cm" svg:y1="6.3cm" svg:x2="6.5cm" svg:y2="6.3cm" draw:start-shape="id1" draw:start-glue-point="1" draw:end-shape="id2" svg:d="M5101 6300h1399" svg:viewBox="0 0 1400 1">
          <text:p/>
        </draw:connector>
        <draw:connector draw:style-name="gr2" draw:text-style-name="P2" draw:layer="layout" draw:type="line" svg:x1="5.101cm" svg:y1="6.3cm" svg:x2="6.5cm" svg:y2="8.2cm" draw:start-shape="id1" draw:start-glue-point="1" draw:end-shape="id3" draw:end-glue-point="3" svg:d="M5101 6300l1399 1900" svg:viewBox="0 0 1400 1901">
          <text:p/>
        </draw:connector>
        <draw:custom-shape draw:style-name="gr1" draw:text-style-name="P1" draw:layer="layout" svg:width="3.2cm" svg:height="1cm" svg:x="16.701cm" svg:y="2.3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cm" svg:x="16.701cm" svg:y="4.2cm">
          <text:p text:style-name="P1">Standby2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769cm" svg:height="0.725cm" svg:x="1.9cm" svg:y="1.5cm">
          <draw:text-box>
            <text:p text:style-name="P3"><text:span text:style-name="T1">There's only 1 primary.</text:span></text:p>
          </draw:text-box>
        </draw:frame>
        <draw:frame draw:style-name="gr3" draw:text-style-name="P4" draw:layer="layout" svg:width="9.1cm" svg:height="0.725cm" svg:x="1.901cm" svg:y="4.701cm">
          <draw:text-box>
            <text:p text:style-name="P3"><text:span text:style-name="T1">There's only 1 primary plus multiple standbys.</text:span></text:p>
          </draw:text-box>
        </draw:frame>
        <draw:frame draw:style-name="gr3" draw:text-style-name="P4" draw:layer="layout" svg:width="8.816cm" svg:height="0.725cm" svg:x="16.701cm" svg:y="1.402cm">
          <draw:text-box>
            <text:p text:style-name="P3"><text:span text:style-name="T1">There are multiple <text:s/>primaries but no primary.</text:span></text:p>
          </draw:text-box>
        </draw:frame>
        <draw:custom-shape draw:style-name="gr1" draw:text-style-name="P1" xml:id="id4" draw:id="id4" draw:layer="layout" svg:width="3.2cm" svg:height="1cm" svg:x="1.901cm" svg:y="15.399cm">
          <text:p text:style-name="P1">Primary1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2cm" svg:height="1cm" svg:x="6.799cm" svg:y="15.399cm">
          <text:p text:style-name="P1">Standby1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cm" svg:height="1cm" svg:x="6.799cm" svg:y="17.299cm">
          <text:p text:style-name="P1">Standby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101cm" svg:y1="15.899cm" svg:x2="6.799cm" svg:y2="15.899cm" draw:start-shape="id4" draw:start-glue-point="1" draw:end-shape="id5" svg:d="M5101 15899h1698" svg:viewBox="0 0 1699 1">
          <text:p/>
        </draw:connector>
        <draw:connector draw:style-name="gr2" draw:text-style-name="P2" draw:layer="layout" draw:type="line" svg:x1="5.101cm" svg:y1="15.899cm" svg:x2="6.799cm" svg:y2="17.799cm" draw:start-shape="id4" draw:start-glue-point="1" draw:end-shape="id6" draw:end-glue-point="3" svg:d="M5101 15899l1698 1900" svg:viewBox="0 0 1699 1901">
          <text:p/>
        </draw:connector>
        <draw:custom-shape draw:style-name="gr1" draw:text-style-name="P1" draw:layer="layout" svg:width="3.2cm" svg:height="1cm" svg:x="1.901cm" svg:y="17.299cm">
          <text:p text:style-name="P1">Primary2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247cm" svg:height="0.725cm" svg:x="1.901cm" svg:y="14.403cm">
          <draw:text-box>
            <text:p text:style-name="P3"><text:span text:style-name="T1">There are multiple <text:s/>primaries and multiple standbys.</text:span></text:p>
          </draw:text-box>
        </draw:frame>
        <draw:custom-shape draw:style-name="gr4" draw:text-style-name="P2" xml:id="id9" draw:id="id9" draw:layer="layout" svg:width="10.8cm" svg:height="2.8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10.8cm" svg:height="4.5cm" svg:x="1.6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10.8cm" svg:height="4.1cm" svg:x="16.4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10.8cm" svg:height="4.7cm" svg:x="1.6cm" svg:y="14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632cm" svg:height="2.143cm" svg:x="15.768cm" svg:y="16.657cm">
          <draw:text-box>
            <text:p><text:span text:style-name="T2">X</text:span></text:p>
          </draw:text-box>
        </draw:frame>
        <draw:frame draw:style-name="gr3" draw:text-style-name="P5" draw:layer="layout" svg:width="1.632cm" svg:height="2.143cm" svg:x="2.6cm" svg:y="16.8cm">
          <draw:text-box>
            <text:p><text:span text:style-name="T2">X</text:span></text:p>
          </draw:text-box>
        </draw:frame>
        <draw:custom-shape draw:style-name="gr1" draw:text-style-name="P1" draw:layer="layout" svg:width="3.2cm" svg:height="1cm" svg:x="14.901cm" svg:y="15.301cm">
          <text:p text:style-name="P1">Primary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018cm" svg:height="0.725cm" svg:x="14.901cm" svg:y="14.403cm">
          <draw:text-box>
            <text:p text:style-name="P3"><text:span text:style-name="T1">There are multiple <text:s/>primaries.</text:span></text:p>
          </draw:text-box>
        </draw:frame>
        <draw:custom-shape draw:style-name="gr8" draw:text-style-name="P2" xml:id="id13" draw:id="id13" draw:layer="layout" svg:width="10.8cm" svg:height="4.499cm" svg:x="14.6cm" svg:y="14.501cm">
          <text:p/>
          <draw:enhanced-geometry svg:viewBox="0 0 21600 21600" draw:type="rectangle" draw:enhanced-path="M 0 0 L 21600 0 21600 21600 0 21600 0 0 Z N"/>
        </draw:custom-shape>
        <draw:frame draw:style-name="gr3" draw:text-style-name="P6" xml:id="id7" draw:id="id7" draw:layer="layout" svg:width="6.31cm" svg:height="0.962cm" svg:x="14.8cm" svg:y="8.2cm">
          <draw:text-box>
            <text:p>Regarded as “good”.</text:p>
          </draw:text-box>
        </draw:frame>
        <draw:connector draw:style-name="gr2" draw:text-style-name="P2" draw:layer="layout" draw:type="line" svg:x1="14.8cm" svg:y1="8.681cm" svg:x2="12.4cm" svg:y2="6.95cm" draw:start-shape="id7" draw:end-shape="id8" svg:d="M14800 8681l-2400-1731" svg:viewBox="0 0 2401 1732">
          <text:p/>
        </draw:connector>
        <draw:connector draw:style-name="gr2" draw:text-style-name="P2" draw:layer="layout" draw:type="line" svg:x1="17.955cm" svg:y1="8.2cm" svg:x2="12.4cm" svg:y2="2.8cm" draw:start-shape="id7" draw:start-glue-point="0" draw:end-shape="id9" draw:end-glue-point="1" svg:d="M17955 8200l-5555-5400" svg:viewBox="0 0 5556 5401">
          <text:p/>
        </draw:connector>
        <draw:connector draw:style-name="gr2" draw:text-style-name="P2" draw:layer="layout" draw:type="line" svg:x1="21.11cm" svg:y1="8.681cm" svg:x2="21.8cm" svg:y2="5.6cm" draw:start-shape="id7" draw:start-glue-point="1" draw:end-shape="id10" svg:d="M21110 8681l690-3081" svg:viewBox="0 0 691 3082">
          <text:p/>
        </draw:connector>
        <draw:frame draw:style-name="gr3" draw:text-style-name="P6" xml:id="id11" draw:id="id11" draw:layer="layout" svg:width="7.551cm" svg:height="0.962cm" svg:x="9.8cm" svg:y="11.6cm">
          <draw:text-box>
            <text:p>“False” primary detected.</text:p>
          </draw:text-box>
        </draw:frame>
        <draw:connector draw:style-name="gr2" draw:text-style-name="P2" draw:layer="layout" draw:type="line" svg:x1="13.575cm" svg:y1="12.562cm" svg:x2="7cm" svg:y2="14.4cm" draw:start-shape="id11" draw:start-glue-point="2" draw:end-shape="id12" draw:end-glue-point="0" svg:d="M13575 12562l-6575 1838" svg:viewBox="0 0 6576 1839">
          <text:p/>
        </draw:connector>
        <draw:connector draw:style-name="gr2" draw:text-style-name="P2" draw:layer="layout" draw:type="line" svg:x1="13.575cm" svg:y1="12.562cm" svg:x2="20cm" svg:y2="14.501cm" draw:start-shape="id11" draw:start-glue-point="2" draw:end-shape="id13" draw:end-glue-point="0" svg:d="M13575 12562l6425 1939" svg:viewBox="0 0 6426 1940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2:56:37.922242218</meta:creation-date>
    <dc:date>2018-04-18T15:31:34.514134504</dc:date>
    <meta:editing-duration>PT2H34M45S</meta:editing-duration>
    <meta:editing-cycles>20</meta:editing-cycles>
    <meta:generator>LibreOffice/5.1.6.2$Linux_X86_64 LibreOffice_project/10m0$Build-2</meta:generator>
    <meta:document-statistic meta:object-count="58"/>
  </office:meta>
</office:document-meta>
</file>